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79cm" draw:z-index="0"><draw:image xlink:href="../../odt/images/1010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Фазовый портрет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7">C-</text:span>код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2cm" svg:height="1.61cm" draw:z-index="0"><draw:image xlink:href="../../odt/images/1010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имеет <text:span text:style-name="T1">два</text:span> входа, реализует <text:span text:style-name="T5">отображение текущих результатов моделирования на </text:span><text:span text:style-name="T1">фазовой плоскости</text:span><text:span text:style-name="T6"> для </text:span><text:span text:style-name="T3">одной пары</text:span><text:span text:style-name="T6"> или одновременно для </text:span><text:span text:style-name="T3">нескольких пар фазовых переменных.</text:span></text:p>
            <text:p text:style-name="Text_20_body"><text:span text:style-name="T4">Блок имеет два </text:span><text:span text:style-name="T3">векторизованных</text:span><text:span text:style-name="T4"> входа: д</text:span>ля каждой точки значение абсциссы берётся с первого входа, значение ординаты – со второго входа. Размерности входных сигналов <text:span text:style-name="T2">должны быть одинаковыми</text:span>.</text:p>
            <text:p text:style-name="Text_20_body">Блок использует графическое окно, аналогичное блоку <text:span text:style-name="T2">Временной график</text:span><text:span text:style-name="T4">.</text:span></text:p>
            <text:p text:style-name="Text_20_body">Размерности входов должны совпадать.</text:p>
            <text:p text:style-name="Text_20_body"><text:span text:style-name="T1">Свойства</text:span>:<text:span text:style-name="T6"> для работы блока свойства задавать не требуется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азовый портрет</dc:title>
    <dc:date>2012-03-30T16:08:09.03</dc:date>
    <meta:generator>OpenOffice_Beta/4.1.0$Win32 OpenOffice.org_project/410m14$Build-9760</meta:generator>
    <meta:editing-duration>PT2H9M36S</meta:editing-duration>
    <meta:editing-cycles>81</meta:editing-cycles>
    <meta:document-statistic meta:table-count="1" meta:image-count="2" meta:object-count="0" meta:page-count="1" meta:paragraph-count="11" meta:word-count="79" meta:character-count="579"/>
  </office:meta>
</office:document-meta>
</file>